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fals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1.08mm" svg:height="134.33mm" svg:x="124.11mm" svg:y="13.73mm">
            <loext:p draw:notify-on-update-of-ranges="Hoja1.A4:Hoja1.A4 Hoja1.A5:Hoja1.A17 Hoja1.B4:Hoja1.B4 Hoja1.B5:Hoja1.B17 Hoja1.D4:Hoja1.D4 Hoja1.D5:Hoja1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number-columns-repeated="2" table:default-cell-style-name="ce8"/>
        <table:table-column table:style-name="co2" table:default-cell-style-name="ce17"/>
        <table:table-column table:style-name="co2" table:number-columns-repeated="4" table:default-cell-style-name="Default"/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6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Actividades</text:p>
          </table:table-cell>
          <table:table-cell table:style-name="ce7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1" office:value-type="string" calcext:value-type="string">
            <text:p>Duración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1" office:value-type="string" calcext:value-type="string">
            <text:p>Fase de Exploración</text:p>
          </table:table-cell>
          <table:table-cell office:value-type="date" office:date-value="2017-03-04" calcext:value-type="date">
            <text:p>04/03/17</text:p>
          </table:table-cell>
          <table:table-cell office:value-type="date" office:date-value="2017-03-09" calcext:value-type="date">
            <text:p>09/03/17</text:p>
          </table:table-cell>
          <table:table-cell table:formula="of:=[.C5]-[.B5]" office:value-type="float" office:value="5" calcext:value-type="float">
            <text:p>5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ocumento de requisitos</text:p>
          </table:table-cell>
          <table:table-cell office:value-type="date" office:date-value="2017-03-04" calcext:value-type="date">
            <text:p>04/03/17</text:p>
          </table:table-cell>
          <table:table-cell office:value-type="date" office:date-value="2017-03-09" calcext:value-type="date">
            <text:p>09/03/17</text:p>
          </table:table-cell>
          <table:table-cell table:formula="of:=[.C6]-[.B6]" office:value-type="float" office:value="5" calcext:value-type="float">
            <text:p>5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Modelo de análisis y</text:p>
            <text:p>Diseño</text:p>
          </table:table-cell>
          <table:table-cell office:value-type="date" office:date-value="2017-03-11" calcext:value-type="date">
            <text:p>11/03/17</text:p>
          </table:table-cell>
          <table:table-cell office:value-type="date" office:date-value="2017-03-22" calcext:value-type="date">
            <text:p>22/03/17</text:p>
          </table:table-cell>
          <table:table-cell table:formula="of:=[.C7]-[.B7]" office:value-type="float" office:value="11" calcext:value-type="float">
            <text:p>11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Modelo de datos</text:p>
          </table:table-cell>
          <table:table-cell office:value-type="date" office:date-value="2017-03-15" calcext:value-type="date">
            <text:p>15/03/17</text:p>
          </table:table-cell>
          <table:table-cell office:value-type="date" office:date-value="2017-03-21" calcext:value-type="date">
            <text:p>21/03/17</text:p>
          </table:table-cell>
          <table:table-cell table:formula="of:=[.C8]-[.B8]" office:value-type="float" office:value="6" calcext:value-type="float">
            <text:p>6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Modelo de implementación</text:p>
          </table:table-cell>
          <table:table-cell office:value-type="date" office:date-value="2017-03-20" calcext:value-type="date">
            <text:p>20/03/17</text:p>
          </table:table-cell>
          <table:table-cell office:value-type="date" office:date-value="2017-03-24" calcext:value-type="date">
            <text:p>24/03/17</text:p>
          </table:table-cell>
          <table:table-cell table:formula="of:=[.C9]-[.B9]" office:value-type="float" office:value="4" calcext:value-type="float">
            <text:p>4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Prototipos no funcionales</text:p>
          </table:table-cell>
          <table:table-cell office:value-type="date" office:date-value="2017-03-11" calcext:value-type="date">
            <text:p>11/03/17</text:p>
          </table:table-cell>
          <table:table-cell office:value-type="date" office:date-value="2017-03-24" calcext:value-type="date">
            <text:p>24/03/17</text:p>
          </table:table-cell>
          <table:table-cell table:formula="of:=[.C10]-[.B10]" office:value-type="float" office:value="13" calcext:value-type="float">
            <text:p>13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Aprendizaje Tecnología</text:p>
            <text:p>Android y consumo de</text:p>
            <text:p>Servicios Web</text:p>
          </table:table-cell>
          <table:table-cell office:value-type="date" office:date-value="2017-03-10" calcext:value-type="date">
            <text:p>10/03/17</text:p>
          </table:table-cell>
          <table:table-cell office:value-type="date" office:date-value="2017-03-24" calcext:value-type="date">
            <text:p>24/03/17</text:p>
          </table:table-cell>
          <table:table-cell table:formula="of:=[.C11]-[.B11]" office:value-type="float" office:value="14" calcext:value-type="float">
            <text:p>14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Implementación del</text:p>
            <text:p>Servicio web</text:p>
          </table:table-cell>
          <table:table-cell office:value-type="date" office:date-value="2017-03-27" calcext:value-type="date">
            <text:p>27/03/17</text:p>
          </table:table-cell>
          <table:table-cell office:value-type="date" office:date-value="2017-05-17" calcext:value-type="date">
            <text:p>17/05/17</text:p>
          </table:table-cell>
          <table:table-cell table:formula="of:=[.C12]-[.B12]" office:value-type="float" office:value="51" calcext:value-type="float">
            <text:p>51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Implementación lógica</text:p>
            <text:p>Android</text:p>
          </table:table-cell>
          <table:table-cell office:value-type="date" office:date-value="2017-04-03" calcext:value-type="date">
            <text:p>03/04/17</text:p>
          </table:table-cell>
          <table:table-cell office:value-type="date" office:date-value="2017-05-24" calcext:value-type="date">
            <text:p>24/05/17</text:p>
          </table:table-cell>
          <table:table-cell table:formula="of:=[.C13]-[.B13]" office:value-type="float" office:value="51" calcext:value-type="float">
            <text:p>51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Diseño e implementación</text:p>
            <text:p>De interfaces funcionales</text:p>
          </table:table-cell>
          <table:table-cell office:value-type="date" office:date-value="2017-04-17" calcext:value-type="date">
            <text:p>17/04/17</text:p>
          </table:table-cell>
          <table:table-cell office:value-type="date" office:date-value="2017-05-26" calcext:value-type="date">
            <text:p>26/05/17</text:p>
          </table:table-cell>
          <table:table-cell table:formula="of:=[.C14]-[.B14]" office:value-type="float" office:value="39" calcext:value-type="float">
            <text:p>39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Integración</text:p>
          </table:table-cell>
          <table:table-cell office:value-type="date" office:date-value="2017-04-20" calcext:value-type="date">
            <text:p>20/04/17</text:p>
          </table:table-cell>
          <table:table-cell office:value-type="date" office:date-value="2017-05-26" calcext:value-type="date">
            <text:p>26/05/17</text:p>
          </table:table-cell>
          <table:table-cell table:formula="of:=[.C15]-[.B15]" office:value-type="float" office:value="36" calcext:value-type="float">
            <text:p>36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Pruebas unitarias y</text:p>
            <text:p>Generales</text:p>
          </table:table-cell>
          <table:table-cell office:value-type="date" office:date-value="2017-04-20" calcext:value-type="date">
            <text:p>20/04/17</text:p>
          </table:table-cell>
          <table:table-cell office:value-type="date" office:date-value="2017-06-03" calcext:value-type="date">
            <text:p>03/06/17</text:p>
          </table:table-cell>
          <table:table-cell table:formula="of:=[.C16]-[.B16]" office:value-type="float" office:value="44" calcext:value-type="float">
            <text:p>44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1" office:value-type="string" calcext:value-type="string">
            <text:p>Fase de Documentación</text:p>
          </table:table-cell>
          <table:table-cell office:value-type="date" office:date-value="2017-03-04" calcext:value-type="date">
            <text:p>04/03/17</text:p>
          </table:table-cell>
          <table:table-cell office:value-type="date" office:date-value="2017-06-03" calcext:value-type="date">
            <text:p>03/06/17</text:p>
          </table:table-cell>
          <table:table-cell table:formula="of:=[.C17]-[.B17]" office:value-type="float" office:value="91" calcext:value-type="float">
            <text:p>9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- </number:text>
      <number:day number:style="long"/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0:01:45.6706742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01:47.926932184</meta:creation-date>
    <meta:editing-duration>PT8M2S</meta:editing-duration>
    <meta:editing-cycles>2</meta:editing-cycles>
    <meta:generator>LibreOffice/5.3.1.2$Linux_X86_64 LibreOffice_project/e80a0e0fd1875e1696614d24c32df0f95f03deb2</meta:generator>
    <dc:date>2017-03-20T20:44:40.706642184</dc:date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33">
      <style:chart-properties chart:display-label="true" chart:logarithmic="false" chart:minimum="42798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3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09cm" svg:height="13.434cm" xlink:href=".." xlink:type="simple" chart:class="chart:bar" chart:style-name="ch1">
        <chart:plot-area chart:style-name="ch2" table:cell-range-address="Hoja1.A4:Hoja1.B17 Hoja1.D4:Hoja1.D17" chart:data-source-has-labels="both" svg:x="0.897cm" svg:y="0.168cm" svg:width="19.928cm" svg:height="12.771cm">
          <chartooo:coordinate-region svg:x="5.249cm" svg:y="0.168cm" svg:width="15.111cm" svg:height="12.177cm"/>
          <chart:axis chart:dimension="x" chart:name="primary-x" chart:style-name="ch3" chartooo:axis-type="auto">
            <chartooo:date-scale/>
            <chart:categories table:cell-range-address="Hoja1.A5:Hoja1.A17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Hoja1.B5:Hoja1.B17" chart:label-cell-address="Hoja1.B4:Hoja1.B4" chart:class="chart:bar">
            <chart:data-point chart:repeated="13"/>
          </chart:series>
          <chart:series chart:style-name="ch7" chart:values-cell-range-address="Hoja1.D5:Hoja1.D17" chart:label-cell-address="Hoja1.D4:Hoja1.D4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cio</text:p>
                <draw:g>
                  <svg:desc>Hoja1.B4:Hoja1.B4</svg:desc>
                </draw:g>
              </table:table-cell>
              <table:table-cell office:value-type="string">
                <text:p>Duración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e de Exploración</text:p>
                <draw:g>
                  <svg:desc>Hoja1.A5:Hoja1.A17</svg:desc>
                </draw:g>
              </table:table-cell>
              <table:table-cell office:value-type="float" office:value="42798">
                <text:p>42798</text:p>
                <draw:g>
                  <svg:desc>Hoja1.B5:Hoja1.B17</svg:desc>
                </draw:g>
              </table:table-cell>
              <table:table-cell office:value-type="float" office:value="5">
                <text:p>5</text:p>
                <draw:g>
                  <svg:desc>Hoja1.D5:Hoja1.D17</svg:desc>
                </draw:g>
              </table:table-cell>
            </table:table-row>
            <table:table-row>
              <table:table-cell office:value-type="string">
                <text:p>Documento de requisitos</text:p>
              </table:table-cell>
              <table:table-cell office:value-type="float" office:value="42798">
                <text:p>42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delo de análisis y
Diseño</text:p>
              </table:table-cell>
              <table:table-cell office:value-type="float" office:value="42805">
                <text:p>428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odelo de datos</text:p>
              </table:table-cell>
              <table:table-cell office:value-type="float" office:value="42809">
                <text:p>428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delo de implementación</text:p>
              </table:table-cell>
              <table:table-cell office:value-type="float" office:value="42814">
                <text:p>428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totipos no funcionales</text:p>
              </table:table-cell>
              <table:table-cell office:value-type="float" office:value="42805">
                <text:p>428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prendizaje Tecnología
Android y consumo de
Servicios Web</text:p>
              </table:table-cell>
              <table:table-cell office:value-type="float" office:value="42804">
                <text:p>428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mplementación del
Servicio web</text:p>
              </table:table-cell>
              <table:table-cell office:value-type="float" office:value="42821">
                <text:p>428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mplementación lógica
Android</text:p>
              </table:table-cell>
              <table:table-cell office:value-type="float" office:value="42828">
                <text:p>428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Diseño e implementación
De interfaces funcionales</text:p>
              </table:table-cell>
              <table:table-cell office:value-type="float" office:value="42842">
                <text:p>428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tegración</text:p>
              </table:table-cell>
              <table:table-cell office:value-type="float" office:value="42845">
                <text:p>42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uebas unitarias y
Generales</text:p>
              </table:table-cell>
              <table:table-cell office:value-type="float" office:value="42845">
                <text:p>428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Fase de Documentación</text:p>
              </table:table-cell>
              <table:table-cell office:value-type="float" office:value="42798">
                <text:p>42798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